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n" style:country-asian="IN"/>
    </style:style>
    <style:style style:name="P2" style:parent-style-name="Normal" style:family="paragraph">
      <style:paragraph-properties fo:text-align="center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n" style:country-asian="IN"/>
    </style:style>
    <style:style style:name="P3" style:parent-style-name="Normal" style:family="paragraph">
      <style:paragraph-properties fo:text-align="center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n" style:country-asian="IN"/>
    </style:style>
    <style:style style:name="P4" style:parent-style-name="Normal" style:family="paragraph">
      <style:paragraph-properties fo:text-align="center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n" style:country-asian="IN"/>
    </style:style>
    <style:style style:name="P5" style:parent-style-name="Normal" style:family="paragraph">
      <style:paragraph-properties fo:text-align="center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n" style:country-asian="IN"/>
    </style:style>
    <style:style style:name="P6" style:parent-style-name="Normal" style:family="paragraph">
      <style:paragraph-properties fo:text-align="center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n" style:country-asian="IN"/>
    </style:style>
    <style:style style:name="P7" style:parent-style-name="Normal" style:family="paragraph">
      <style:paragraph-properties fo:text-align="center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n" style:country-asian="IN"/>
    </style:style>
    <style:style style:name="P8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n" style:country-asian="IN"/>
    </style:style>
    <style:style style:name="P9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n" style:country-asian="IN"/>
    </style:style>
    <style:style style:name="P10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n" style:country-asian="IN"/>
    </style:style>
    <style:style style:name="P11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n" style:country-asian="IN"/>
    </style:style>
    <style:style style:name="P12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n" style:country-asian="IN"/>
    </style:style>
    <style:style style:name="P13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n" style:country-asian="IN"/>
    </style:style>
    <style:style style:name="P14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n" style:country-asian="IN"/>
    </style:style>
    <style:style style:name="P15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n" style:country-asian="IN"/>
    </style:style>
    <style:style style:name="P16" style:parent-style-name="Normal" style:family="paragraph">
      <style:paragraph-properties fo:text-align="center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n" style:country-asian="IN"/>
    </style:style>
    <style:style style:name="P17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n" style:country-asian="IN"/>
    </style:style>
    <style:style style:name="P18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n" style:country-asian="IN"/>
    </style:style>
    <style:style style:name="P19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n" style:country-asian="IN"/>
    </style:style>
    <style:style style:name="P20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n" style:country-asian="IN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>Bonafide Certificate</text:p>
      <text:p text:style-name="P8"> </text:p>
      <text:p text:style-name="P9">This is to certify that Mr.<text:s/>_____________<text:s/>(Enrolment No.<text:s/>_____________, Roll No<text:s/>________________) S/o<text:s/>___________<text:s/>was Bonafide student of this college affiliated to<text:s/>______________________<text:s/>University___________from Academic Year<text:s/>_________________<text:s/>and completed<text:s/>__________________<text:s/>in regular mode.<text:s/></text:p>
      <text:p text:style-name="P10">The certificates issued were genuine and found to be correct</text:p>
      <text:p text:style-name="P11">This certificate is issued in order to enable him to apply for Job at Qatar Only.</text:p>
      <text:p text:style-name="P12"/>
      <text:p text:style-name="P13"/>
      <text:p text:style-name="P14"/>
      <text:p text:style-name="P15"/>
      <text:p text:style-name="P16">Bonafide Certificate</text:p>
      <text:p text:style-name="P17"> </text:p>
      <text:p text:style-name="P18">This is to certify that Mr.<text:s/>&lt;Name&gt;<text:s/>(Enrolment No.<text:s/>&lt;&gt;, Roll No<text:s/>&lt;&gt;) S/o.<text:s/>&lt;Father Name&gt;<text:s/>was Bonafide student of<text:s/>&lt;Collage Name&gt;<text:s/>affiliated to<text:s/>&lt;University Name&gt;<text:s/>from Academic Year 2008 to 2001 and completed<text:s/>&lt;course Name&gt;<text:s/>in regular mode. The certificates issued were genuine and found to be correct</text:p>
      <text:p text:style-name="P19">This certificate is issued in order to enable him to apply for Job at Qatar Only.</text:p>
      <text:p text:style-name="P2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itam Singh</meta:initial-creator>
    <dc:creator>Prabakaran Thiruneelakandan</dc:creator>
    <meta:creation-date>2020-10-18T12:29:00Z</meta:creation-date>
    <dc:date>2020-10-18T12:29:00Z</dc:date>
    <meta:template xlink:href="Normal.dotm" xlink:type="simple"/>
    <meta:editing-cycles>2</meta:editing-cycles>
    <meta:editing-duration>PT0S</meta:editing-duration>
    <meta:document-statistic meta:page-count="1" meta:paragraph-count="1" meta:word-count="130" meta:character-count="873" meta:row-count="6" meta:non-whitespace-character-count="744"/>
  </office:meta>
</office:document-meta>
</file>